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i>S</mi>
          <mover>
            <mo stretchy="false">=</mo>
            <mtext>!</mtext>
          </mover>
          <mover accent="true">
            <mi>S</mi>
            <mo stretchy="false">̄</mo>
          </mover>
        </mrow>
        <mo stretchy="false">=</mo>
        <mover accent="true">
          <mi>D</mi>
          <mo stretchy="false">̂</mo>
        </mover>
      </mrow>
      <mi>S</mi>
      <msup>
        <mrow>
          <mover accent="true">
            <mi>D</mi>
            <mo stretchy="false">̂</mo>
          </mover>
        </mrow>
        <mo stretchy="false">†</mo>
      </msup>
      <mi/>
      <mo stretchy="false">⇔</mo>
      <mi/>
      <mi>S</mi>
      <mrow>
        <mover accent="true">
          <mi>D</mi>
          <mo stretchy="false">̂</mo>
        </mover>
        <mo stretchy="false">=</mo>
        <mover accent="true">
          <mi>D</mi>
          <mo stretchy="false">̂</mo>
        </mover>
      </mrow>
      <mi>S</mi>
      <mi/>
      <mo stretchy="false">⇔</mo>
      <mi/>
      <mrow>
        <msub>
          <mrow>
            <mo stretchy="false">[</mo>
            <mrow>
              <mi>S</mi>
              <mi>,</mi>
              <mover accent="true">
                <mi>D</mi>
                <mo stretchy="false">̂</mo>
              </mover>
            </mrow>
            <mo stretchy="false">]</mo>
          </mrow>
          <mrow>
            <mo stretchy="false">−</mo>
            <mi/>
          </mrow>
        </msub>
        <mo stretchy="false">=</mo>
        <mn>0</mn>
      </mrow>
    </mrow>
    <annotation encoding="StarMath 5.0">S = csup "!" bar S = hat D S {hat D}^%Ux2020 ~dlrarrow~ S hat D = hat D S ~dlrarrow~
[S, hat D] _-` =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3:41:52.512000000</meta:creation-date>
    <meta:generator>LibreOffice/4.1.4.2$Windows_x86 LibreOffice_project/0a0440ccc0227ad9829de5f46be37cfb6edcf72</meta:generator>
  </office:meta>
</office:document-meta>
</file>